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23"/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luster no 0</text:p>
          </table:table-cell>
          <table:table-cell office:value-type="string" calcext:value-type="string">
            <text:p>Cluster no 1</text:p>
          </table:table-cell>
          <table:table-cell office:value-type="string" calcext:value-type="string">
            <text:p>Cluster no 2</text:p>
          </table:table-cell>
          <table:table-cell office:value-type="string" calcext:value-type="string">
            <text:p>Cluster no 3</text:p>
          </table:table-cell>
          <table:table-cell/>
        </table:table-row>
        <table:table-row table:style-name="ro1">
          <table:table-cell office:value-type="string" calcext:value-type="string">
            <text:p>AllowPush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office:value-type="string" calcext:value-type="string">
            <text:p>AllowGeo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office:value-type="string" calcext:value-type="string">
            <text:p>AllowFeaturePush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table:style-name="ce1"/>
        </table:table-row>
        <table:table-row table:style-name="ro2">
          <table:table-cell office:value-type="string" calcext:value-type="string">
            <text:p>AllowBT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</table:table-row>
        <table:table-row table:style-name="ro3">
          <table:table-cell office:value-type="string" calcext:value-type="string">
            <text:p>RevokePushBefor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3" table:style-name="ce1" office:value-type="boolean" office:boolean-value="true" calcext:value-type="boolean">
            <text:p>TRUE</text:p>
          </table:table-cell>
          <table:table-cell table:style-name="ce1"/>
        </table:table-row>
        <table:table-row table:style-name="ro1">
          <table:table-cell office:value-type="string" calcext:value-type="string">
            <text:p>RevokePushAfterDays</text:p>
          </table:table-cell>
          <table:table-cell table:style-name="ce2" office:value-type="float" office:value="1.06172839506" calcext:value-type="float">
            <text:p>1.06172840</text:p>
          </table:table-cell>
          <table:table-cell table:style-name="ce2" office:value-type="float" office:value="0.353383458647" calcext:value-type="float">
            <text:p>0.35338346</text:p>
          </table:table-cell>
          <table:table-cell table:style-name="ce2" office:value-type="float" office:value="-2.44596010113E-016" calcext:value-type="float">
            <text:p>0.00000000</text:p>
          </table:table-cell>
          <table:table-cell table:style-name="ce2" office:value-type="float" office:value="0.844387755102" calcext:value-type="float">
            <text:p>0.84438776</text:p>
          </table:table-cell>
          <table:table-cell/>
        </table:table-row>
        <table:table-row table:style-name="ro1">
          <table:table-cell office:value-type="string" calcext:value-type="string">
            <text:p>UninstalledTF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office:value-type="string" calcext:value-type="string">
            <text:p>UninstalledSameday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office:value-type="string" calcext:value-type="string">
            <text:p>UninstalledAfter</text:p>
          </table:table-cell>
          <table:table-cell table:style-name="ce2" office:value-type="float" office:value="2.1450617284" calcext:value-type="float">
            <text:p>2.14506173</text:p>
          </table:table-cell>
          <table:table-cell table:style-name="ce2" office:value-type="float" office:value="0.406015037594" calcext:value-type="float">
            <text:p>0.40601504</text:p>
          </table:table-cell>
          <table:table-cell table:style-name="ce2" office:value-type="float" office:value="2.42861286637E-015" calcext:value-type="float">
            <text:p>0.00000000</text:p>
          </table:table-cell>
          <table:table-cell table:style-name="ce2" office:value-type="float" office:value="0.994897959184" calcext:value-type="float">
            <text:p>0.99489796</text:p>
          </table:table-cell>
          <table:table-cell/>
        </table:table-row>
        <table:table-row table:style-name="ro1">
          <table:table-cell office:value-type="string" calcext:value-type="string">
            <text:p>NumCampaignMatch</text:p>
          </table:table-cell>
          <table:table-cell table:style-name="ce2" office:value-type="float" office:value="5.82407407407" calcext:value-type="float">
            <text:p>5.82407407</text:p>
          </table:table-cell>
          <table:table-cell table:style-name="ce2" office:value-type="float" office:value="2.24812030075" calcext:value-type="float">
            <text:p>2.24812030</text:p>
          </table:table-cell>
          <table:table-cell table:style-name="ce2" office:value-type="float" office:value="8.881784197E-016" calcext:value-type="float">
            <text:p>0.00000000</text:p>
          </table:table-cell>
          <table:table-cell table:style-name="ce2" office:value-type="float" office:value="2.26275510204" calcext:value-type="float">
            <text:p>2.26275510</text:p>
          </table:table-cell>
          <table:table-cell/>
        </table:table-row>
        <table:table-row table:style-name="ro1">
          <table:table-cell office:value-type="string" calcext:value-type="string">
            <text:p>NumCrash</text:p>
          </table:table-cell>
          <table:table-cell table:style-name="ce2" office:value-type="float" office:value="0.0956790123457" calcext:value-type="float">
            <text:p>0.09567901</text:p>
          </table:table-cell>
          <table:table-cell table:style-name="ce2" office:value-type="float" office:value="0.00751879699248" calcext:value-type="float">
            <text:p>0.00751880</text:p>
          </table:table-cell>
          <table:table-cell table:style-name="ce2" office:value-type="float" office:value="0.00716845878136" calcext:value-type="float">
            <text:p>0.00716846</text:p>
          </table:table-cell>
          <table:table-cell table:style-name="ce2" office:value-type="float" office:value="0.00255102040816" calcext:value-type="float">
            <text:p>0.00255102</text:p>
          </table:table-cell>
          <table:table-cell/>
        </table:table-row>
        <table:table-row table:style-name="ro1">
          <table:table-cell office:value-type="string" calcext:value-type="string">
            <text:p>InstallDays</text:p>
          </table:table-cell>
          <table:table-cell table:style-name="ce2" office:value-type="float" office:value="11.4074074074" calcext:value-type="float">
            <text:p>11.40740741</text:p>
          </table:table-cell>
          <table:table-cell table:style-name="ce2" office:value-type="float" office:value="8.07518796992" calcext:value-type="float">
            <text:p>8.07518797</text:p>
          </table:table-cell>
          <table:table-cell table:style-name="ce2" office:value-type="float" office:value="4.40143369176" calcext:value-type="float">
            <text:p>4.40143369</text:p>
          </table:table-cell>
          <table:table-cell table:style-name="ce2" office:value-type="float" office:value="9.22959183673" calcext:value-type="float">
            <text:p>9.22959184</text:p>
          </table:table-cell>
          <table:table-cell/>
        </table:table-row>
        <table:table-row table:style-name="ro1">
          <table:table-cell office:value-type="string" calcext:value-type="string">
            <text:p>PushCount</text:p>
          </table:table-cell>
          <table:table-cell table:style-name="ce2" office:value-type="float" office:value="5.81481481481" calcext:value-type="float">
            <text:p>5.81481481</text:p>
          </table:table-cell>
          <table:table-cell table:style-name="ce2" office:value-type="float" office:value="2.23308270677" calcext:value-type="float">
            <text:p>2.23308271</text:p>
          </table:table-cell>
          <table:table-cell table:style-name="ce2" office:value-type="float" office:value="-8.43769498715E-015" calcext:value-type="float">
            <text:p>0.00000000</text:p>
          </table:table-cell>
          <table:table-cell table:style-name="ce2" office:value-type="float" office:value="2.26275510204" calcext:value-type="float">
            <text:p>2.26275510</text:p>
          </table:table-cell>
          <table:table-cell/>
        </table:table-row>
        <table:table-row table:style-name="ro1">
          <table:table-cell office:value-type="string" calcext:value-type="string">
            <text:p>CorrectQuestion</text:p>
          </table:table-cell>
          <table:table-cell table:style-name="ce2" office:value-type="float" office:value="31.2808641975" calcext:value-type="float">
            <text:p>31.28086420</text:p>
          </table:table-cell>
          <table:table-cell table:style-name="ce2" office:value-type="float" office:value="29.6015037594" calcext:value-type="float">
            <text:p>29.60150376</text:p>
          </table:table-cell>
          <table:table-cell table:style-name="ce2" office:value-type="float" office:value="26.9892473118" calcext:value-type="float">
            <text:p>26.98924731</text:p>
          </table:table-cell>
          <table:table-cell table:style-name="ce2" office:value-type="float" office:value="31.7831632653" calcext:value-type="float">
            <text:p>31.78316327</text:p>
          </table:table-cell>
          <table:table-cell/>
        </table:table-row>
        <table:table-row table:style-name="ro1">
          <table:table-cell office:value-type="string" calcext:value-type="string">
            <text:p>LastUpdateDays</text:p>
          </table:table-cell>
          <table:table-cell table:style-name="ce2" office:value-type="float" office:value="-0.577160493827" calcext:value-type="float">
            <text:p>-0.57716049</text:p>
          </table:table-cell>
          <table:table-cell table:style-name="ce2" office:value-type="float" office:value="-0.330827067669" calcext:value-type="float">
            <text:p>-0.33082707</text:p>
          </table:table-cell>
          <table:table-cell table:style-name="ce2" office:value-type="float" office:value="-0.483870967742" calcext:value-type="float">
            <text:p>-0.48387097</text:p>
          </table:table-cell>
          <table:table-cell table:style-name="ce2" office:value-type="float" office:value="-0.364795918367" calcext:value-type="float">
            <text:p>-0.36479592</text:p>
          </table:table-cell>
          <table:table-cell/>
        </table:table-row>
        <table:table-row table:style-name="ro1">
          <table:table-cell office:value-type="string" calcext:value-type="string">
            <text:p>ScreenHeight</text:p>
          </table:table-cell>
          <table:table-cell office:value-type="float" office:value="667" calcext:value-type="float">
            <text:p>667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string" calcext:value-type="string">
            <text:p>Timezon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SVersion</text:p>
          </table:table-cell>
          <table:table-cell table:number-columns-repeated="4"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DeviceModel</text:p>
          </table:table-cell>
          <table:table-cell office:value-type="string" calcext:value-type="string">
            <text:p>iPod touch 5G</text:p>
          </table:table-cell>
          <table:table-cell office:value-type="string" calcext:value-type="string">
            <text:p>iPhone 6 Plus</text:p>
          </table:table-cell>
          <table:table-cell table:number-columns-repeated="2" office:value-type="string" calcext:value-type="string">
            <text:p>iPod touch 5G</text:p>
          </table:table-cell>
          <table:table-cell/>
        </table:table-row>
        <table:table-row table:style-name="ro1">
          <table:table-cell office:value-type="string" calcext:value-type="string">
            <text:p>ScreenWidth</text:p>
          </table:table-cell>
          <table:table-cell table:style-name="ce3" office:value-type="float" office:value="375" calcext:value-type="float">
            <text:p>3.75E+002</text:p>
          </table:table-cell>
          <table:table-cell office:value-type="float" office:value="414" calcext:value-type="float">
            <text:p>414</text:p>
          </table:table-cell>
          <table:table-cell office:value-type="float" office:value="375" calcext:value-type="float">
            <text:p>375</text:p>
          </table:table-cell>
          <table:table-cell table:style-name="ce3" office:value-type="float" office:value="375" calcext:value-type="float">
            <text:p>3.75E+00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Boolean features in centroid vectors will be converted to True/False as follows: if value&gt;0.5: True, else 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ow shows values Original values in centroids (For Boolean feature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luster no 0</text:p>
          </table:table-cell>
          <table:table-cell office:value-type="string" calcext:value-type="string">
            <text:p>Cluster no 1</text:p>
          </table:table-cell>
          <table:table-cell office:value-type="string" calcext:value-type="string">
            <text:p>Cluster no 2</text:p>
          </table:table-cell>
          <table:table-cell office:value-type="string" calcext:value-type="string">
            <text:p>Cluster no 3</text:p>
          </table:table-cell>
          <table:table-cell/>
        </table:table-row>
        <table:table-row table:style-name="ro1">
          <table:table-cell office:value-type="string" calcext:value-type="string">
            <text:p>AllowPush</text:p>
          </table:table-cell>
          <table:table-cell table:style-name="ce3" office:value-type="float" office:value="0.109845679012" calcext:value-type="float">
            <text:p>1.10E-001</text:p>
          </table:table-cell>
          <table:table-cell office:value-type="float" office:value="0.126203007519" calcext:value-type="float">
            <text:p>0.1262030075</text:p>
          </table:table-cell>
          <table:table-cell office:value-type="float" office:value="0.0278315412186" calcext:value-type="float">
            <text:p>0.0278315412</text:p>
          </table:table-cell>
          <table:table-cell office:value-type="float" office:value="0.0911734693878" calcext:value-type="float">
            <text:p>0.0911734694</text:p>
          </table:table-cell>
          <table:table-cell/>
        </table:table-row>
        <table:table-row table:style-name="ro1">
          <table:table-cell office:value-type="string" calcext:value-type="string">
            <text:p>AllowGeo</text:p>
          </table:table-cell>
          <table:table-cell office:value-type="float" office:value="0.984567901235" calcext:value-type="float">
            <text:p>0.9845679012</text:p>
          </table:table-cell>
          <table:table-cell office:value-type="float" office:value="0.451127819549" calcext:value-type="float">
            <text:p>0.4511278195</text:p>
          </table:table-cell>
          <table:table-cell table:style-name="ce3" office:value-type="float" office:value="1.38777878078E-015" calcext:value-type="float">
            <text:p>1.39E-015</text:p>
          </table:table-cell>
          <table:table-cell table:style-name="ce3" office:value-type="float" office:value="0.438775510204" calcext:value-type="float">
            <text:p>4.39E-001</text:p>
          </table:table-cell>
          <table:table-cell/>
        </table:table-row>
        <table:table-row table:style-name="ro1">
          <table:table-cell office:value-type="string" calcext:value-type="string">
            <text:p>AllowFeaturePush</text:p>
          </table:table-cell>
          <table:table-cell office:value-type="float" office:value="0.685185185185" calcext:value-type="float">
            <text:p>0.6851851852</text:p>
          </table:table-cell>
          <table:table-cell table:style-name="ce3" office:value-type="float" office:value="0.398496240602" calcext:value-type="float">
            <text:p>3.98E-001</text:p>
          </table:table-cell>
          <table:table-cell table:style-name="ce3" office:value-type="float" office:value="0.179211469534" calcext:value-type="float">
            <text:p>1.79E-001</text:p>
          </table:table-cell>
          <table:table-cell office:value-type="float" office:value="0.34693877551" calcext:value-type="float">
            <text:p>0.3469387755</text:p>
          </table:table-cell>
          <table:table-cell/>
        </table:table-row>
        <table:table-row table:style-name="ro1">
          <table:table-cell office:value-type="string" calcext:value-type="string">
            <text:p>AllowBT</text:p>
          </table:table-cell>
          <table:table-cell office:value-type="float" office:value="0.969135802469" calcext:value-type="float">
            <text:p>0.9691358025</text:p>
          </table:table-cell>
          <table:table-cell office:value-type="float" office:value="0.601503759398" calcext:value-type="float">
            <text:p>0.6015037594</text:p>
          </table:table-cell>
          <table:table-cell office:value-type="float" office:value="0.297491039427" calcext:value-type="float">
            <text:p>0.2974910394</text:p>
          </table:table-cell>
          <table:table-cell office:value-type="float" office:value="0.548469387755" calcext:value-type="float">
            <text:p>0.5484693878</text:p>
          </table:table-cell>
          <table:table-cell/>
        </table:table-row>
        <table:table-row table:style-name="ro1">
          <table:table-cell office:value-type="string" calcext:value-type="string">
            <text:p>EmailAddress</text:p>
          </table:table-cell>
          <table:table-cell office:value-type="float" office:value="0.808641975309" calcext:value-type="float">
            <text:p>0.8086419753</text:p>
          </table:table-cell>
          <table:table-cell office:value-type="float" office:value="0.781954887218" calcext:value-type="float">
            <text:p>0.7819548872</text:p>
          </table:table-cell>
          <table:table-cell office:value-type="float" office:value="0.784946236559" calcext:value-type="float">
            <text:p>0.7849462366</text:p>
          </table:table-cell>
          <table:table-cell office:value-type="float" office:value="0.734693877551" calcext:value-type="float">
            <text:p>0.7346938776</text:p>
          </table:table-cell>
          <table:table-cell/>
        </table:table-row>
        <table:table-row table:style-name="ro1">
          <table:table-cell office:value-type="string" calcext:value-type="string">
            <text:p>RevokePushBefore</text:p>
          </table:table-cell>
          <table:table-cell table:style-name="ce3" office:value-type="float" office:value="1.22124532709E-015" calcext:value-type="float">
            <text:p>1.22E-015</text:p>
          </table:table-cell>
          <table:table-cell office:value-type="float" office:value="0.518796992481" calcext:value-type="float">
            <text:p>0.5187969925</text:p>
          </table:table-cell>
          <table:table-cell office:value-type="float" office:value="0.928315412186" calcext:value-type="float">
            <text:p>0.9283154122</text:p>
          </table:table-cell>
          <table:table-cell office:value-type="float" office:value="0.52806122449" calcext:value-type="float">
            <text:p>0.5280612245</text:p>
          </table:table-cell>
          <table:table-cell/>
        </table:table-row>
        <table:table-row table:style-name="ro1">
          <table:table-cell office:value-type="string" calcext:value-type="string">
            <text:p>RevokePushAfterDays</text:p>
          </table:table-cell>
          <table:table-cell office:value-type="float" office:value="1.06172839506" calcext:value-type="float">
            <text:p>1.0617283951</text:p>
          </table:table-cell>
          <table:table-cell office:value-type="float" office:value="0.353383458647" calcext:value-type="float">
            <text:p>0.3533834586</text:p>
          </table:table-cell>
          <table:table-cell table:style-name="ce3" office:value-type="float" office:value="-2.44596010113E-016" calcext:value-type="float">
            <text:p>-2.45E-016</text:p>
          </table:table-cell>
          <table:table-cell office:value-type="float" office:value="0.844387755102" calcext:value-type="float">
            <text:p>0.8443877551</text:p>
          </table:table-cell>
          <table:table-cell/>
        </table:table-row>
        <table:table-row table:style-name="ro1">
          <table:table-cell office:value-type="string" calcext:value-type="string">
            <text:p>UninstalledTF</text:p>
          </table:table-cell>
          <table:table-cell office:value-type="float" office:value="0.114197530864" calcext:value-type="float">
            <text:p>0.1141975309</text:p>
          </table:table-cell>
          <table:table-cell office:value-type="float" office:value="0.0300751879699" calcext:value-type="float">
            <text:p>0.030075188</text:p>
          </table:table-cell>
          <table:table-cell table:style-name="ce3" office:value-type="float" office:value="2.56739074445E-016" calcext:value-type="float">
            <text:p>2.57E-016</text:p>
          </table:table-cell>
          <table:table-cell office:value-type="float" office:value="0.0433673469388" calcext:value-type="float">
            <text:p>0.0433673469</text:p>
          </table:table-cell>
          <table:table-cell/>
        </table:table-row>
        <table:table-row table:style-name="ro1">
          <table:table-cell office:value-type="string" calcext:value-type="string">
            <text:p>UninstalledSameday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14:39:08.410794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1:41:38.836686379</meta:creation-date>
    <dc:date>2015-11-20T14:34:24.734794721</dc:date>
    <meta:editing-duration>PT2H35M18S</meta:editing-duration>
    <meta:editing-cycles>23</meta:editing-cycles>
    <meta:generator>LibreOffice/4.2.8.2$Linux_X86_64 LibreOffice_project/420m0$Build-2</meta:generator>
    <meta:document-statistic meta:table-count="1" meta:cell-count="155" meta:object-count="0"/>
  </office:meta>
</office:document-meta>
</file>